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369" officeooo:paragraph-rsid="0006e3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BE IGNOR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6:26:28.543918405</meta:creation-date>
    <dc:date>2022-01-16T16:26:42.824265780</dc:date>
    <meta:editing-duration>PT14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4.7.2$Linux_X86_64 LibreOffice_project/40$Build-2</meta:generator>
  </office:meta>
</office:document-meta>
</file>